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l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atriz</text:p>
          </table:table-cell>
        </table:table-row>
        <table:table-row table:style-name="ro1">
          <table:table-cell office:value-type="string" calcext:value-type="string">
            <text:p>0.025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.1369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.3914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.8404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1.3220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.27182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3.45996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.2391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6.73723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8.4546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12.661007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15.24245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21.42783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25.38615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9.01370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36.12181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42.106092</text:p>
          </table:table-cell>
          <table:table-cell office:value-type="float" office:value="1700" calcext:value-type="float">
            <text:p>1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1:53.064619286</dc:date>
    <meta:editing-duration>PT1M19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